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ubject Nam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3">
            <text:p>Environmental Scien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mate Change</text:p>
          </table:table-cell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Fire Ecology</text:p>
          </table:table-cell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Renewable Energy</text:p>
          </table:table-cell>
        </table:table-row>
        <table:table-row table:style-name="ro1">
          <table:covered-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rban Ecology</text:p>
          </table:table-cell>
        </table:table-row>
        <table:table-row table:style-name="ro1">
          <table:covered-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Bio-remediation</text:p>
          </table:table-cell>
        </table:table-row>
        <table:table-row table:style-name="ro1">
          <table:covered-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Noise Pollution</text:p>
          </table:table-cell>
        </table:table-row>
        <table:table-row table:style-name="ro1">
          <table:covered-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Limnology</text:p>
          </table:table-cell>
        </table:table-row>
        <table:table-row table:style-name="ro1">
          <table:covered-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Conservation Biology</text:p>
          </table:table-cell>
        </table:table-row>
        <table:table-row table:style-name="ro1">
          <table:covered-table-cell table:style-name="ce3"/>
          <table:table-cell office:value-type="float" office:value="9" calcext:value-type="float">
            <text:p>9</text:p>
          </table:table-cell>
          <table:table-cell office:value-type="string" calcext:value-type="string">
            <text:p>Environmental Justice</text:p>
          </table:table-cell>
        </table:table-row>
        <table:table-row table:style-name="ro1">
          <table:covered-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Soil Science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atural Resources 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cosystems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vironmental Pollution 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Auto Mobile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 robotics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aper Battery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qua Silencer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rmal Barrier Coating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Dual Fuel Engine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Wind Power Generation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Anti Lock Braking system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Flying Robot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lectric Car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ruise Missile Technology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Civil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w bale Constructio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ibre Reinforced concrete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nsparent concrete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ar Buildings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Bacterial Concrete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Gabion Structures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Replacement of Cement by ash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Light Emitting Concret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Stress Ribbon Bridge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agrid structural syste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Cloud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DevOp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oud Cryptography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loud Load Balancing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obile Cloud Computing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en Cloud Computing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dge Computing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ainerization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Cloud Deployment Model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loud Secur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Electrochem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mistry and electricity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ochemical cell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ndard half-cell potential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Nernst equation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Batteries and fuel cell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lectrochemical Corrosion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lectrolytic cells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Analytical and physical electrochemistry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Modern electrochemistry and industry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polar electrochemistry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Minera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.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H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orosity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eochemistry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agnetite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icate.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Oxide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ulphid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Crystal structure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omineralogy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Mobile 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M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DMA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WAP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5G Wireless Technology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GPR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UMTS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BlueTooth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Android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4G LTE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bile Application Developmen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urity Service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11">
            <text:p>CRYPTOGRAPHY &amp; NETWORK SECUR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Encryption Standard</text:p>
          </table:table-cell>
        </table:table-row>
        <table:table-row table:style-name="ro1">
          <table:covered-table-cell table:style-name="ce7"/>
          <table:table-cell office:value-type="float" office:value="3" calcext:value-type="float">
            <text:p>3</text:p>
          </table:table-cell>
          <table:table-cell office:value-type="string" calcext:value-type="string">
            <text:p>Euler’s Totient Function 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Fermats’s And Euler’s Theorem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Hash Function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Digital Signature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lectronic Mail Security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IP Security Architectur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eb Security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rus Countermesures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rewalls</text:p>
          </table:table-cell>
        </table:table-row>
        <table:table-row table:style-name="ro1">
          <table:covered-table-cell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10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History And Evolution of java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xception Handling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Generic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rol Statement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loring java.lang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vent Handling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AWT Controls,Layout Managers and Meanus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rvlet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String Handling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 Bea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Programing In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 Handling in C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 Prototype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rray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Matrix Operation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acro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Discision Making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witch Statement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Looping Statement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Singly Linked List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ynamatic Memory Alloc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Py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s Structure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ations-Pseudocode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arching 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Errors And Exceptions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Function Prototypes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Type Converstion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quence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Decorators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ular Expres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Principles Of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lanning Process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Managing By Operating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Policie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line Authority 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aff Authority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election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Nature of Directing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cope of Directing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Leadership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ontrol techniqu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Linear Integrated Circ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Integrated Circuit Fabicatio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Operational Amplifier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Comparators And Wave forms Generator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Voltage Regulators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Active Filter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555 Timer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Phase-Locked Loops 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D-A and A-D Converter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Operational Amplifier Applications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4"/>Voltage Control Ossilato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1">
            <text:p>Alge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tract algebra</text:p>
          </table:table-cell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algebric structures</text:p>
          </table:table-cell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boolean algebra</text:p>
          </table:table-cell>
        </table:table-row>
        <table:table-row table:style-name="ro1">
          <table:covered-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category theory</text:p>
          </table:table-cell>
        </table:table-row>
        <table:table-row table:style-name="ro1">
          <table:covered-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commutative algebra</text:p>
          </table:table-cell>
        </table:table-row>
        <table:table-row table:style-name="ro1">
          <table:covered-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homological alegbra</text:p>
          </table:table-cell>
        </table:table-row>
        <table:table-row table:style-name="ro1">
          <table:covered-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group theory</text:p>
          </table:table-cell>
        </table:table-row>
        <table:table-row table:style-name="ro1">
          <table:covered-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epresentation theory</text:p>
          </table:table-cell>
        </table:table-row>
        <table:table-row table:style-name="ro1">
          <table:covered-table-cell table:style-name="ce3"/>
          <table:table-cell office:value-type="float" office:value="9" calcext:value-type="float">
            <text:p>9</text:p>
          </table:table-cell>
          <table:table-cell office:value-type="string" calcext:value-type="string">
            <text:p>linear algebra</text:p>
          </table:table-cell>
        </table:table-row>
        <table:table-row table:style-name="ro1">
          <table:covered-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reciprocity laws</text:p>
          </table:table-cell>
        </table:table-row>
        <table:table-row table:style-name="ro1">
          <table:covered-table-cell table:style-name="ce3"/>
          <table:table-cell office:value-type="float" office:value="11" calcext:value-type="float">
            <text:p>11</text:p>
          </table:table-cell>
          <table:table-cell office:value-type="string" calcext:value-type="string">
            <text:p>cohomolgy theori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Geometry and top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metry topics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geometric shape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urves topic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riangel topics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ircle topic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general topology topics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differential geometry topics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algebraic geometry topic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alegebric toplogy topics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eomentric topology topics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ont theory topics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e group topi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1">
            <text:p>Calculus and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 analysis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tional analysi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gartion and measure theory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harmonic analysis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ultivariabel calculu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rgal 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differential calculus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real analysi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variational topis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thematical series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rivative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mits and continuit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ist and tab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4">
            <text:p>Number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sibility.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ractions.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ular arithmetic.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rithmetic functions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lytic number theory: additive problems.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lgebraic number theory.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Quadratic forms.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L-function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diophantine equations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ophantine apporoximation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eve method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med primes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mbinatorial number theory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rithmetic dynami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5">
            <text:p/>
            <text:p>Combinato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ebraic combinatorics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nalytic combinatoric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rithmetic combinatorics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binatorics on words 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binatorial design theory 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numerative combinatorics 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xtremal combinatorics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Geometric combinatorics 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Graph theory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finitary combinatorics 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troid theory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rder theory 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rtition theory 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babilistic method|Probabilistic combinatorics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pological combinatori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0">
            <text:p>Classical 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's laws of motion 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agrangian mechanics 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Hamiltonian mechanics 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kinematics 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ic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Dynamics <text:s/>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chaos theory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acoustic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fluid dynamics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tinuum mechani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4">
            <text:p>Modern Phys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omic theory 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Black-body radiation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ranck–Hertz experiment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eiger–Marsden experiment 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Gravitational lensing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Michelson–Morley experiment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Photoelectric effect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Quantum thermodynamics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Radioactive phenomena 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erihelion precession of Mercury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tern–Gerlach experiment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ave-particle duality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id-state physics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il drop exper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8:12:28.831988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07:11:00.486212859</meta:creation-date>
    <dc:date>2021-07-09T10:24:34.898021854</dc:date>
    <meta:editing-duration>PT8H44M37S</meta:editing-duration>
    <meta:editing-cycles>18</meta:editing-cycles>
    <meta:generator>LibreOffice/7.0.5.2$Linux_X86_64 LibreOffice_project/00$Build-2</meta:generator>
    <meta:document-statistic meta:table-count="1" meta:cell-count="487" meta:object-count="0"/>
  </office:meta>
</office:document-meta>
</file>